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xml">
      <style:text-properties fo:background-color="transparent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 style:list-style-name="L16"/>
    <style:style style:name="P10" style:family="paragraph" style:parent-style-name="Text_20_body" style:list-style-name="L17"/>
    <style:style style:name="P11" style:family="paragraph" style:parent-style-name="Text_20_body" style:list-style-name="L20"/>
    <style:style style:name="P12" style:family="paragraph" style:parent-style-name="xml" style:list-style-name="L1"/>
    <style:style style:name="P13" style:family="paragraph" style:parent-style-name="xml" style:list-style-name="L2"/>
    <style:style style:name="P14" style:family="paragraph" style:parent-style-name="xml" style:list-style-name="L5"/>
    <style:style style:name="P15" style:family="paragraph" style:parent-style-name="xml" style:list-style-name="L27"/>
    <style:style style:name="P16" style:family="paragraph" style:parent-style-name="xml" style:list-style-name="L29"/>
    <style:style style:name="P17" style:family="paragraph" style:parent-style-name="Heading_20_1" style:list-style-name="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5"/>
    <style:style style:name="P21" style:family="paragraph" style:parent-style-name="Standard" style:list-style-name="L5">
      <style:text-properties fo:background-color="transparent"/>
    </style:style>
    <style:style style:name="P22" style:family="paragraph" style:parent-style-name="Standard" style:list-style-name="L6"/>
    <style:style style:name="P23" style:family="paragraph" style:parent-style-name="Standard" style:list-style-name="L7"/>
    <style:style style:name="P24" style:family="paragraph" style:parent-style-name="Standard" style:list-style-name="L8"/>
    <style:style style:name="P25" style:family="paragraph" style:parent-style-name="Standard" style:list-style-name="L9"/>
    <style:style style:name="P26" style:family="paragraph" style:parent-style-name="Standard" style:list-style-name="L10"/>
    <style:style style:name="P27" style:family="paragraph" style:parent-style-name="Standard" style:list-style-name="L11"/>
    <style:style style:name="P28" style:family="paragraph" style:parent-style-name="Standard" style:list-style-name="L12"/>
    <style:style style:name="P29" style:family="paragraph" style:parent-style-name="Standard" style:list-style-name="L13"/>
    <style:style style:name="P30" style:family="paragraph" style:parent-style-name="Standard" style:list-style-name="L14"/>
    <style:style style:name="P31" style:family="paragraph" style:parent-style-name="Standard" style:list-style-name="L15"/>
    <style:style style:name="P32" style:family="paragraph" style:parent-style-name="Standard" style:list-style-name="L16"/>
    <style:style style:name="P33" style:family="paragraph" style:parent-style-name="Standard" style:list-style-name="L18"/>
    <style:style style:name="P34" style:family="paragraph" style:parent-style-name="Standard" style:list-style-name="L19"/>
    <style:style style:name="P35" style:family="paragraph" style:parent-style-name="Standard" style:list-style-name="L21"/>
    <style:style style:name="P36" style:family="paragraph" style:parent-style-name="Standard" style:list-style-name="L20"/>
    <style:style style:name="P37" style:family="paragraph" style:parent-style-name="Standard" style:list-style-name="L22"/>
    <style:style style:name="P38" style:family="paragraph" style:parent-style-name="Standard" style:list-style-name="L23"/>
    <style:style style:name="P39" style:family="paragraph" style:parent-style-name="Standard" style:list-style-name="L24"/>
    <style:style style:name="P40" style:family="paragraph" style:parent-style-name="Standard" style:list-style-name="L25"/>
    <style:style style:name="P41" style:family="paragraph" style:parent-style-name="Standard" style:list-style-name="L26"/>
    <style:style style:name="P42" style:family="paragraph" style:parent-style-name="Standard" style:list-style-name="L27"/>
    <style:style style:name="P43" style:family="paragraph" style:parent-style-name="Standard" style:list-style-name="L28"/>
    <style:style style:name="P44" style:family="paragraph" style:parent-style-name="Standard" style:list-style-name="L29"/>
    <style:style style:name="P45" style:family="paragraph" style:parent-style-name="Standard" style:list-style-name="L30"/>
    <style:style style:name="P46" style:family="paragraph" style:parent-style-name="Standard">
      <style:text-properties fo:font-style="italic" style:font-style-asian="italic" style:font-style-complex="italic"/>
    </style:style>
    <style:style style:name="P47" style:family="paragraph" style:parent-style-name="Standard" style:list-style-name="L31"/>
    <style:style style:name="T1" style:family="text">
      <style:text-properties fo:background-color="transparent"/>
    </style:style>
    <style:style style:name="T2" style:family="text">
      <style:text-properties style:font-style-asian="italic" style:font-style-complex="italic"/>
    </style:style>
    <style:style style:name="T3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Balisage corps des lettres</text:h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Balisage corps des lettres<text:tab/>1</text:p>
          <text:p text:style-name="P7">1)Structuration du corps de document <text:tab/>1</text:p>
          <text:p text:style-name="P7">2)Balises spécifiques lettre<text:tab/>1</text:p>
          <text:p text:style-name="P6">Titres courants et en-têtes formalisées<text:tab/>1</text:p>
          <text:p text:style-name="P6">Formule de début de lettre<text:tab/>2</text:p>
          <text:p text:style-name="P6">Formule de fin de lettre<text:tab/>2</text:p>
          <text:p text:style-name="P6">post-scriptum <text:tab/>2</text:p>
          <text:p text:style-name="P6">références à d'autres lettres d'une correspondance <text:tab/>2</text:p>
          <text:p text:style-name="P7">3)Entités nommées<text:tab/>3</text:p>
          <text:p text:style-name="P7">4)Notes et annotations<text:tab/>4</text:p>
          <text:p text:style-name="P7">5)Formes graphiques<text:tab/>4</text:p>
          <text:p text:style-name="P7">6)balises de transcription/apparat critique <text:tab/>5</text:p>
          <text:p text:style-name="P6">abréviation<text:tab/>6</text:p>
          <text:p text:style-name="P6">correction<text:tab/>6</text:p>
          <text:p text:style-name="P6">régularisation<text:tab/>6</text:p>
          <text:p text:style-name="P7">7)Autres balises corps de texte<text:tab/>6</text:p>
        </text:index-body>
      </text:table-of-content>
      <text:p text:style-name="Text_20_body"/>
      <text:p text:style-name="Text_20_body"/>
      <text:p text:style-name="Text_20_body"/>
      <text:p text:style-name="P8"/>
      <text:h text:style-name="Heading_20_2" text:outline-level="2">Structuration du corps de document </text:h>
      <text:p text:style-name="Text_20_body"><text:span text:style-name="xmlc"/></text:p>
      <text:p text:style-name="xml"><text:span text:style-name="xml">text/body/</text:span></text:p>
      <text:p text:style-name="xml"><text:span text:style-name="xml"/></text:p>
      <text:list xml:id="list7119807968099792736" text:style-name="L1">
        <text:list-item>
          <text:p text:style-name="P12"><text:span text:style-name="xmlc">&lt;div&gt; </text:span>[obligatoire] pour la structure d'un document de correspondance (lettre, carte postale...)</text:p>
        </text:list-item>
      </text:list>
      <text:list xml:id="list4883232044762942423" text:style-name="L2">
        <text:list-item>
          <text:list>
            <text:list-item>
              <text:p text:style-name="P13"><text:span text:style-name="xmlc">@type</text:span> pour préciser le type de document, éventuellement l'enveloppe si elle est transcrite </text:p>
              <text:list>
                <text:list-item>
                  <text:p text:style-name="P13">valeurs possibles: "letter" (lettre)| "envelope "(enveloppe)| "note" (billet, document transmis entre deux correspondants et qui ne respecte pas les formes épistolaires)| "postcard "(carte postale)| "telegram" (télagramme) |"attachment "(pièce jointe) | "draft"(brouillon)</text:p>
                </text:list-item>
              </text:list>
            </text:list-item>
          </text:list>
        </text:list-item>
      </text:list>
      <text:p text:style-name="Standard"/>
      <text:p text:style-name="xml"/>
      <text:p text:style-name="xml"/>
      <text:h text:style-name="Heading_20_2" text:outline-level="2">Balises spécifiques correspondance épistolaire</text:h>
      <text:p text:style-name="Text_20_body"/>
      <text:p text:style-name="Text_20_body"/>
      <text:h text:style-name="Heading_20_3" text:outline-level="3">Titres courants et en-têtes formalisées</text:h>
      <text:p text:style-name="Text_20_body"/>
      <text:p text:style-name="xml"><text:span text:style-name="xml">text/body/div/</text:span></text:p>
      <text:p text:style-name="xml"><text:span text:style-name="xml"/></text:p>
      <text:list xml:id="list7118964868688467455" text:style-name="L3">
        <text:list-item>
          <text:p text:style-name="P18"><text:span text:style-name="xml">&lt;fw&gt; <text:s/></text:span>pour les titres courants, en-têtes formalisées <text:s/></text:p>
        </text:list-item>
      </text:list>
      <text:list xml:id="list8627351562742717709" text:style-name="L4">
        <text:list-item>
          <text:list>
            <text:list-item>
              <text:p text:style-name="P19"><text:span text:style-name="xmlc">@type</text:span> si plusieurs sortes de titres courants</text:p>
              <text:list>
                <text:list-item>
                  <text:p text:style-name="P19">valeurs suggérées:</text:p>
                  <text:p text:style-name="P19">- <text:span text:style-name="xmlc">" header "</text:span> un titre courant en haut de page</text:p>
                  <text:p text:style-name="P19">- <text:span text:style-name="xmlc">" footer "</text:span> un titre courant en bas de page</text:p>
                  <text:p text:style-name="P19">- <text:span text:style-name="xmlc">" pageNum " </text:span>un numéro de page ou symbole de foliation</text:p>
                  <text:p text:style-name="P19">- <text:span text:style-name="xmlc">" lineNum "</text:span> numéro d'une ligne en prose ou en vers</text:p>
                  <text:p text:style-name="P19">- <text:span text:style-name="xmlc">" sig "</text:span> marque de cahier</text:p>
                  <text:p text:style-name="P19">- <text:span text:style-name="xmlc">" catch "</text:span> une réclam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Formule de début de lettre</text:h>
      <text:p text:style-name="xml"/>
      <text:p text:style-name="xml"><text:span text:style-name="xml">text/body/div/</text:span></text:p>
      <text:p text:style-name="xml"><text:soft-page-break/><text:span text:style-name="xml"/></text:p>
      <text:list xml:id="list8571028758378721417" text:style-name="L5">
        <text:list-item>
          <text:p text:style-name="P14"><text:span text:style-name="xmlc">&lt;opener&gt;</text:span> formule de début de lettre regroupant des informations préliminaires au commencement d'une lettre </text:p>
          <text:list>
            <text:list-item>
              <text:p text:style-name="P20"><text:span text:style-name="xml">&lt;salute&gt;</text:span> formule d'apostrophe </text:p>
            </text:list-item>
            <text:list-item>
              <text:p text:style-name="P20"><text:span text:style-name="xmlc">&lt;address&gt;</text:span> pour baliser une adresse postale présente dans la formule de début de lettre</text:p>
              <text:list>
                <text:list-item>
                  <text:p text:style-name="P20"><text:span text:style-name="xmlc">@type </text:span>pour déterminer s'il s'agit de l'adresse de l'expéditeur ou du destinataire</text:p>
                  <text:list>
                    <text:list-item>
                      <text:p text:style-name="P20">valeurs possibles :</text:p>
                      <text:p text:style-name="P20">- <text:span text:style-name="xmlc">"sender"</text:span> <text:s/>pour l'adresse d'un expéditeur </text:p>
                      <text:p text:style-name="P20">- <text:span text:style-name="xmlc">"receiver"</text:span> pour l'adresse d'un destinataire </text:p>
                      <text:p text:style-name="P20">- <text:span text:style-name="xmlc">"other" </text:span>pour une autre adresse <text:s/></text:p>
                    </text:list-item>
                  </text:list>
                  <text:p text:style-name="P20"/>
                </text:list-item>
              </text:list>
            </text:list-item>
            <text:list-item>
              <text:p text:style-name="P20"><text:span text:style-name="xmlc">address/addrLine <text:s/></text:span>ligne d'une adresse </text:p>
            </text:list-item>
            <text:list-item>
              <text:p text:style-name="P20"><text:span text:style-name="xmlc">&lt;dateline&gt;</text:span> pour la mention d'une date dans la formule de début</text:p>
            </text:list-item>
          </text:list>
        </text:list-item>
      </text:list>
      <text:p text:style-name="xml"><text:span text:style-name="xml"/></text:p>
      <text:p text:style-name="P1"/>
      <text:p text:style-name="P1"/>
      <text:p text:style-name="xml"/>
      <text:p text:style-name="xml"/>
      <text:p text:style-name="xml"/>
      <text:h text:style-name="Heading_20_3" text:outline-level="3">Formule de fin de lettre</text:h>
      <text:p text:style-name="xml"/>
      <text:p text:style-name="xml"><text:span text:style-name="xml">text/body/div/ </text:span></text:p>
      <text:p text:style-name="xml"><text:span text:style-name="xml"/></text:p>
      <text:list xml:id="list29756898" text:continue-numbering="true" text:style-name="L5">
        <text:list-item>
          <text:p text:style-name="P14"><text:span text:style-name="xmlc">&lt;closer&gt;</text:span> formule de fin de lettre regroupant des informations se trouvant à la fin d'une lettre </text:p>
          <text:list>
            <text:list-item>
              <text:p text:style-name="P20"><text:span text:style-name="xml">&lt;salute&gt;</text:span> formule de politesse de fin de lettre</text:p>
            </text:list-item>
            <text:list-item>
              <text:p text:style-name="P20"><text:span text:style-name="xmlc">&lt;address&gt;</text:span> pour baliser une adresse postale présente dans la formule de début de lettre</text:p>
              <text:list>
                <text:list-item>
                  <text:p text:style-name="P20"><text:span text:style-name="xmlc">@type </text:span>pour déterminer s'il s'agit de l'adresse de l'expéditeur ou du destinataire</text:p>
                  <text:list>
                    <text:list-item>
                      <text:p text:style-name="P20">valeurs possibles :</text:p>
                      <text:p text:style-name="P20">- <text:span text:style-name="xmlc">"sender"</text:span> <text:s/>pour l'adresse d'un expéditeur </text:p>
                      <text:p text:style-name="P20">- <text:span text:style-name="xmlc">"receiver"</text:span> pour l'adresse d'un destinataire </text:p>
                      <text:p text:style-name="P20">- <text:span text:style-name="xmlc">"other" </text:span>pour une autre adresse <text:s/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29764534" text:continue-numbering="true" text:style-name="L5">
        <text:list-item>
          <text:list>
            <text:list-item>
              <text:p text:style-name="P20"><text:span text:style-name="xmlc">address/addrLine <text:s/></text:span><text:s/>ligne d'une adresse</text:p>
            </text:list-item>
            <text:list-item>
              <text:p text:style-name="P21"><text:span text:style-name="xmlc">&lt;dateline&gt;</text:span> pour la mention d'une date dans la formule finale</text:p>
            </text:list-item>
            <text:list-item>
              <text:p text:style-name="P21"><text:span text:style-name="xmlc">&lt;signed&gt;</text:span> pour la signature </text:p>
            </text:list-item>
          </text:list>
        </text:list-item>
      </text:list>
      <text:p text:style-name="P1"/>
      <text:p text:style-name="Standard"><text:span text:style-name="xml"/></text:p>
      <text:h text:style-name="Heading_20_3" text:outline-level="3">post-scriptum<text:span text:style-name="xml"> </text:span></text:h>
      <text:p text:style-name="Standard"/>
      <text:p text:style-name="xml"><text:span text:style-name="xml">text/body/div/</text:span></text:p>
      <text:p text:style-name="xml"><text:span text:style-name="xml"/></text:p>
      <text:p text:style-name="Standard"><text:span text:style-name="xmlc">&lt;postscript&gt;</text:span> pour entrer le<text:span text:style-name="xmlc"> </text:span>post-scriptum en texte libre </text:p>
      <text:list xml:id="list8028014596004676602" text:style-name="L6">
        <text:list-item>
          <text:p text:style-name="P22"><text:span text:style-name="xmlc">@n</text:span> pour les numéroter si plusieurs </text:p>
        </text:list-item>
      </text:list>
      <text:p text:style-name="Standard"/>
      <text:h text:style-name="Heading_20_3" text:outline-level="3">références à d'autres lettres d'une correspondance </text:h>
      <text:p text:style-name="xml"><text:span text:style-name="xml"/></text:p>
      <text:p text:style-name="xml"><text:span text:style-name="xml">div/p/</text:span></text:p>
      <text:list xml:id="list2421919901741274714" text:style-name="L7">
        <text:list-item>
          <text:p text:style-name="P23"><text:span text:style-name="xmlc">&lt;ref&gt; </text:span>permet de faire des connexions internes au corpus en balisant la mention d'une autre <text:soft-page-break/>lettre </text:p>
          <text:list>
            <text:list-item>
              <text:p text:style-name="P23"><text:span text:style-name="xmlc">@target</text:span> pour renvoyer vers cette autre lettre </text:p>
            </text:list-item>
            <text:list-item>
              <text:p text:style-name="P23"><text:span text:style-name="xmlc">@type</text:span> pour typer la connexion </text:p>
            </text:list-item>
          </text:list>
        </text:list-item>
      </text:list>
      <text:p text:style-name="Standard"/>
      <text:p text:style-name="Standard">Ex. <text:span text:style-name="xmlc">J'ai bien reçu &lt;ref <text:s/>target= "lien_lettre "&gt;votre lettre du 18 juin&lt;/ref&gt; et...</text:span></text:p>
      <text:p text:style-name="Standard"/>
      <text:p text:style-name="Standard"/>
      <text:h text:style-name="Heading_20_3" text:outline-level="3">tampons et cachets postaux</text:h>
      <text:p text:style-name="Standard"/>
      <text:p text:style-name="P46"><text:span text:style-name="xmlc">div/ab/</text:span></text:p>
      <text:p text:style-name="Standard"/>
      <text:list xml:id="list3376116031820398985" text:style-name="L31">
        <text:list-item>
          <text:p text:style-name="P47"><text:span text:style-name="xmlc">&lt;stamp&gt;</text:span> permet de décrire en texte libre le contenu de cachets postaux et de timbres apposés sur les documents de correspondance. Il est contenu dans une balise <text:span text:style-name="xmlc">&lt;ab&gt;</text:span> L'attribut @type est optionnel </text:p>
          <text:list>
            <text:list-item>
              <text:p text:style-name="P47"><text:span text:style-name="xmlc">@type</text:span> </text:p>
            </text:list-item>
          </text:list>
        </text:list-item>
      </text:list>
      <text:p text:style-name="Standard"/>
      <text:p text:style-name="Standard"/>
      <text:h text:style-name="Heading_20_2" text:outline-level="2">Entités nommées</text:h>
      <text:p text:style-name="Standard"/>
      <text:p text:style-name="xml"><text:span text:style-name="xml">div/p/</text:span></text:p>
      <text:p text:style-name="Standard"/>
      <text:list xml:id="list2068274197878607977" text:style-name="L8">
        <text:list-item>
          <text:p text:style-name="P24"><text:span text:style-name="xmlc">&lt;persName&gt;</text:span> pour baliser un nom de personnes dans le corps de lettre </text:p>
          <text:list>
            <text:list-item>
              <text:p text:style-name="P24"><text:span text:style-name="xmlc">@xml:id</text:span> pour créer un identifiant unique</text:p>
            </text:list-item>
            <text:list-item>
              <text:p text:style-name="P24"><text:span text:style-name="xmlc">@key</text:span> pour entrer un nom normalisé issu d'une base de données d' entités nommées (ex. <text:span text:style-name="xmlc">&lt;persName key= "Hugo, Victor (1802-1885) "</text:span>)</text:p>
            </text:list-item>
            <text:list-item>
              <text:p text:style-name="P24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/></text:p>
      <text:p text:style-name="Standard"/>
      <text:p text:style-name="Standard"/>
      <text:list xml:id="list29772097" text:continue-numbering="true" text:style-name="L8">
        <text:list-item>
          <text:p text:style-name="P24"><text:span text:style-name="xmlc">&lt;placeName&gt;</text:span> pour baliser un lieu dans le corps de la lettre</text:p>
          <text:list>
            <text:list-item>
              <text:p text:style-name="P24"><text:span text:style-name="xmlc">@xml:id</text:span> pour créer un identifiant unique</text:p>
            </text:list-item>
            <text:list-item>
              <text:p text:style-name="P24"><text:span text:style-name="xmlc">@key</text:span> pour identifier par un moyen externe (ex nom normalisé d'une base de données) une entité nommée</text:p>
            </text:list-item>
            <text:list-item>
              <text:p text:style-name="P24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><text:span text:style-name="T1"/></text:span></text:p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4266801380929892151" text:style-name="L9">
        <text:list-item>
          <text:p text:style-name="P25"><text:span text:style-name="xml"><text:span text:style-name="T1">&lt;orgName&gt;</text:span></text:span><text:span text:style-name="xmlc"><text:span text:style-name="T1"> <text:s/></text:span></text:span>pour baliser le nom d'une institution ou entreprise </text:p>
          <text:list>
            <text:list-item>
              <text:p text:style-name="P25"><text:span text:style-name="xmlc">@xml:id</text:span> pour créer un identifiant unique</text:p>
            </text:list-item>
            <text:list-item>
              <text:p text:style-name="P25"><text:span text:style-name="xmlc">@key</text:span> pour identifier par un moyen externe (ex nom normalisé d'une base de données) une entité nommée</text:p>
            </text:list-item>
            <text:list-item>
              <text:p text:style-name="P25"><text:span text:style-name="xmlc">@ref</text:span> pour localiser via URL la définition complète d'une entité nommée</text:p>
            </text:list-item>
          </text:list>
        </text:list-item>
      </text:list>
      <text:p text:style-name="Standard"/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7642635715277873961" text:style-name="L10">
        <text:list-item>
          <text:p text:style-name="P26"><text:span text:style-name="xmlc"><text:span text:style-name="T1">&lt;date&gt;</text:span></text:span><text:span text:style-name="T1"> pour baliser les dates </text:span></text:p>
          <text:list>
            <text:list-item>
              <text:p text:style-name="P26"><text:span text:style-name="xmlc">@when</text:span> <text:s/>spécifie la date de l'événement sous une forme normalisée, aaaa-mm-jj, (ex. <text:span text:style-name="xmlc">" 2001-01-01 "</text:span>) ou aaaa-mm (<text:span text:style-name="xmlc">" 2001-01 ") </text:span>ou aaaa<text:span text:style-name="xmlc"> (" 2001") </text:span>ou (<text:span text:style-name="xmlc">" -0101 " ) <text:s/></text:span>ou (<text:span text:style-name="xmlc">" --01 " )</text:span></text:p>
            </text:list-item>
            <text:list-item>
              <text:p text:style-name="P26"><text:span text:style-name="xmlc">@notBefore <text:s text:c="2"/></text:span>spécifie la date la plus récente possible de l'événement sous une forme <text:soft-page-break/>normalisée, (ex. <text:span text:style-name="xmlc">" 2001-01-01 "</text:span>) ou aaaa-mm (<text:span text:style-name="xmlc">" 2001-01 ") </text:span>ou aaaa<text:span text:style-name="xmlc"> (" 2001") </text:span>ou <text:span text:style-name="xmlc">(" -0101 " ) <text:s/></text:span>ou <text:span text:style-name="xmlc">(</text:span><text:span text:style-name="xmlc">" --01 " )</text:span></text:p>
            </text:list-item>
            <text:list-item>
              <text:p text:style-name="P26"><text:span text:style-name="xmlc"><text:span text:style-name="T1">@notAfter <text:s text:c="2"/></text:span></text:span><text:span text:style-name="T1">spécifie la date la plus tardive possible de l'événement sous une forme normalisée, aaaa-mm-jj, (ex. </text:span><text:span text:style-name="xmlc"><text:span text:style-name="T1">" 2001-01-01 "</text:span></text:span><text:span text:style-name="T1">) ou aaaa-mm (</text:span><text:span text:style-name="xmlc"><text:span text:style-name="T1">" 2001-01 ") </text:span></text:span><text:span text:style-name="T1">ou aaaa</text:span><text:span text:style-name="xmlc"><text:span text:style-name="T1"> (" 2001") </text:span></text:span>ou<text:span text:style-name="xmlc"><text:span text:style-name="T1"> (" -0101 " ) <text:s/></text:span></text:span>ou<text:span text:style-name="xmlc"><text:span text:style-name="T1"> (</text:span></text:span><text:span text:style-name="xmlc"><text:span text:style-name="T1">" --01 " )</text:span></text:span></text:p>
            </text:list-item>
          </text:list>
        </text:list-item>
      </text:list>
      <text:p text:style-name="P3"/>
      <text:p text:style-name="P3">[obligatoire] pour &lt;date&gt; soit un <text:span text:style-name="xmlc"><text:span text:style-name="T2">@when</text:span></text:span><text:span text:style-name="xmlc"> </text:span>soit un <text:span text:style-name="xmlc"><text:span text:style-name="T2">@notBefore</text:span></text:span> et/ou <text:span text:style-name="xmlc"><text:span text:style-name="T2">@notAfter</text:span></text:span></text:p>
      <text:p text:style-name="P3"/>
      <text:p text:style-name="P3"/>
      <text:list xml:id="list29763782" text:continue-numbering="true" text:style-name="L10">
        <text:list-item>
          <text:p text:style-name="P26"><text:span text:style-name="xmlc"><text:span text:style-name="T1">&lt;bibl&gt;</text:span></text:span><text:span text:style-name="T1"> pour baliser les titres d’œuvres et les références bibliographique</text:span></text:p>
        </text:list-item>
      </text:list>
      <text:list xml:id="list5209488127343504374" text:style-name="L11">
        <text:list-item>
          <text:list>
            <text:list-item>
              <text:p text:style-name="P27"><text:span text:style-name="xmlc"><text:span text:style-name="T1">@xml:id </text:span></text:span><text:span text:style-name="T1">pour identifier une œuvre </text:span></text:p>
            </text:list-item>
            <text:list-item>
              <text:p text:style-name="P27"><text:span text:style-name="xmlc"><text:span text:style-name="T1">@source</text:span></text:span><text:span text:style-name="T1"> spécifie la source éventuellement par un lien URL</text:span></text:p>
            </text:list-item>
          </text:list>
        </text:list-item>
      </text:list>
      <text:list xml:id="list5019583787779346753" text:style-name="L12">
        <text:list-item>
          <text:list>
            <text:list-item>
              <text:p text:style-name="P28"><text:span text:style-name="xmlc"><text:span text:style-name="T1">@type</text:span></text:span><text:span text:style-name="T1"> pour le type d’œuvre</text:span></text:p>
              <text:list>
                <text:list-item>
                  <text:p text:style-name="P28"><text:span text:style-name="T1">valeurs suggérées:</text:span><text:span text:style-name="xmlc"><text:span text:style-name="T1"> " literature "| "science "| "art "</text:span></text:span></text:p>
                </text:list-item>
              </text:list>
            </text:list-item>
          </text:list>
        </text:list-item>
      </text:list>
      <text:p text:style-name="P4"><text:span text:style-name="xmlc"><text:span text:style-name="T1"/></text:span></text:p>
      <text:p text:style-name="Standard"><text:span text:style-name="xmlc"><text:span text:style-name="T1"/></text:span></text:p>
      <text:h text:style-name="Heading_20_2" text:outline-level="2">Notes et annotations</text:h>
      <text:p text:style-name="xml"><text:span text:style-name="xml"/></text:p>
      <text:p text:style-name="xml"><text:span text:style-name="xml">div/p/</text:span></text:p>
      <text:p text:style-name="Standard"><text:span text:style-name="xmlc"><text:span text:style-name="T1"/></text:span></text:p>
      <text:list xml:id="list5671481471681584916" text:style-name="L13">
        <text:list-item>
          <text:p text:style-name="P29"><text:span text:style-name="xmlc"><text:span text:style-name="T1">&lt;note&gt; <text:s/></text:span></text:span>notes explicatives</text:p>
          <text:list>
            <text:list-item>
              <text:p text:style-name="P29"><text:span text:style-name="xmlc">@type</text:span> <text:span text:style-name="T1">[obligatoire] </text:span>pour préciser le type de notes</text:p>
              <text:list>
                <text:list-item>
                  <text:p text:style-name="P29">valeurs possibles: <text:s/><text:span text:style-name="xmlc">" author " </text:span>(note intégrée par l'auteur)<text:span text:style-name="xmlc">| "editor </text:span>(notes critiques des éditeurs)<text:span text:style-name="xmlc">"</text:span></text:p>
                </text:list-item>
              </text:list>
            </text:list-item>
            <text:list-item>
              <text:p text:style-name="P29"><text:span text:style-name="xmlc">@place <text:s/></text:span>pour spécifier la localisation de la note </text:p>
              <text:list>
                <text:list-item>
                  <text:p text:style-name="P29">valeurs possibles:</text:p>
                  <text:p text:style-name="P29">- <text:span text:style-name="xmlc">" below "</text:span> au-dessous de la ligne</text:p>
                  <text:p text:style-name="P29">- <text:span text:style-name="xmlc">"bottom "</text:span> dans la marge inférieure</text:p>
                  <text:p text:style-name="P29">- <text:span text:style-name="xmlc">" margin "</text:span> dans la marge (gauche/droite/les deux)</text:p>
                  <text:p text:style-name="P29">- <text:span text:style-name="xmlc">" top "</text:span> dans la marge supérieure </text:p>
                  <text:p text:style-name="P29">- <text:span text:style-name="xmlc">" opposite "</text:span> sur la page opposée</text:p>
                  <text:p text:style-name="P29">- <text:span text:style-name="xmlc">"overleaf "</text:span> de l'autre côté de la feuille</text:p>
                  <text:p text:style-name="P29">- <text:span text:style-name="xmlc">"above "</text:span>au-dessus de la ligne </text:p>
                  <text:p text:style-name="P29">- <text:span text:style-name="xmlc">" end "</text:span> à la fin par exemple d'un chapitre ou d'un volume</text:p>
                  <text:p text:style-name="P29">- <text:span text:style-name="xmlc">"inline"</text:span> dans le corps du texte</text:p>
                  <text:p text:style-name="P29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"/>
      <text:list xml:id="list530525399440290257" text:style-name="L14">
        <text:list-item>
          <text:p text:style-name="P30"><text:span text:style-name="xmlc"><text:span text:style-name="T1">&lt;add&gt;</text:span></text:span><text:span text:style-name="T1"> <text:s/>pour les ajouts de texte au document </text:span></text:p>
          <text:list>
            <text:list-item>
              <text:p text:style-name="P30"><text:span text:style-name="xmlc"><text:span text:style-name="T1">@type <text:s/></text:span></text:span>[obligatoire]</text:p>
              <text:list>
                <text:list-item>
                  <text:p text:style-name="P30"><text:span text:style-name="T1">valeurs possibles</text:span>: </text:p>
                  <text:p text:style-name="P30"><text:span text:style-name="xmlc">- "posterior"| </text:span>texte ajouté a posteriori par d'autres personnes que l'auteur (e.g. notes d'une institution de conservation)</text:p>
                  <text:p text:style-name="P30"><text:span text:style-name="xmlc">- "author "</text:span> texte ajouté par l'auteur lui-même</text:p>
                </text:list-item>
              </text:list>
            </text:list-item>
            <text:list-item>
              <text:p text:style-name="P30"><text:span text:style-name="xmlc">@place <text:s/></text:span>pour spécifier la localisation de la note </text:p>
              <text:list>
                <text:list-item>
                  <text:p text:style-name="P30">valeurs possibles:</text:p>
                  <text:p text:style-name="P30">- <text:span text:style-name="xmlc">" below "</text:span> au-dessous de la ligne</text:p>
                  <text:p text:style-name="P30">- <text:span text:style-name="xmlc">"bottom "</text:span> dans la marge inférieure</text:p>
                  <text:p text:style-name="P30">- <text:span text:style-name="xmlc">" margin "</text:span> dans la marge (gauche/droite/les deux)</text:p>
                  <text:p text:style-name="P30"><text:soft-page-break/>- <text:span text:style-name="xmlc">" top "</text:span> dans la marge supérieure </text:p>
                  <text:p text:style-name="P30">- <text:span text:style-name="xmlc">" opposite "</text:span> sur la page opposée</text:p>
                  <text:p text:style-name="P30">- <text:span text:style-name="xmlc">"overleaf "</text:span> de l'autre côté de la feuille</text:p>
                  <text:p text:style-name="P30">- <text:span text:style-name="xmlc">"above "</text:span>au-dessus de la ligne </text:p>
                  <text:p text:style-name="P30">- <text:span text:style-name="xmlc">" end "</text:span> à la fin par exemple d'un chapitre ou d'un volume</text:p>
                  <text:p text:style-name="P30">- <text:span text:style-name="xmlc">"inline"</text:span> dans le corps du texte</text:p>
                  <text:p text:style-name="P30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h text:style-name="Heading_20_2" text:outline-level="2">Formes graphiques</text:h>
      <text:p text:style-name="Text_20_body"><text:span text:style-name="xmlc"/></text:p>
      <text:p text:style-name="xml"><text:span text:style-name="xml">text/body/div/</text:span></text:p>
      <text:p text:style-name="xml"><text:span text:style-name="xml">div/p/</text:span></text:p>
      <text:p text:style-name="xml"><text:span text:style-name="xml"/></text:p>
      <text:p text:style-name="xml"><text:span text:style-name="xml"/></text:p>
      <text:list xml:id="list1110701310546797742" text:style-name="L15">
        <text:list-item>
          <text:p text:style-name="P31"><text:span text:style-name="xmlc">&lt;figure&gt; </text:span>pour baliser des éléments graphiques (dessins...)</text:p>
        </text:list-item>
      </text:list>
      <text:list xml:id="list8802135538699943110" text:style-name="L16">
        <text:list-item>
          <text:list>
            <text:list-item>
              <text:p text:style-name="P9"><text:span text:style-name="xmlc">&lt;graphic&gt;</text:span> pour l'url de l'image si disponible </text:p>
              <text:list>
                <text:list-item>
                  <text:p text:style-name="P32"><text:span text:style-name="xmlc">@facs </text:span>[obligatoire]<text:span text:style-name="xmlc"> </text:span>pour renvoyer vers une image du dessin</text:p>
                </text:list-item>
              </text:list>
            </text:list-item>
            <text:list-item>
              <text:p text:style-name="P32"><text:span text:style-name="xmlc">&lt;figDesc&gt; </text:span><text:s/>pour décrire le dessin</text:p>
              <text:list>
                <text:list-item>
                  <text:p text:style-name="P32"><text:span text:style-name="xmlc">@facs</text:span> pour éventuellement relier la description à une image</text:p>
                </text:list-item>
              </text:list>
            </text:list-item>
          </text:list>
          <text:p text:style-name="P32"><text:span text:style-name="xmlc"/></text:p>
          <text:p text:style-name="P32"><text:span text:style-name="xmlc"/></text:p>
        </text:list-item>
        <text:list-item>
          <text:p text:style-name="P32"><text:span text:style-name="xmlc">&lt;formula&gt;</text:span> pour les formules mathématiques</text:p>
          <text:list>
            <text:list-item>
              <text:p text:style-name="P9"><text:span text:style-name="xmlc">@notation</text:span> pour préciser la notation scientifique </text:p>
            </text:list-item>
            <text:list-item>
              <text:p text:style-name="P32"><text:span text:style-name="xmlc">&lt;graphic&gt; <text:s/></text:span>pour relier les notes de musique à une image </text:p>
              <text:list>
                <text:list-item>
                  <text:p text:style-name="P32"><text:span text:style-name="xmlc">@url </text:span>[obligatoire]<text:span text:style-name="xmlc"> </text:span>pour renvoyer vers une image de la formule mathématique </text:p>
                </text:list-item>
              </text:list>
            </text:list-item>
          </text:list>
          <text:p text:style-name="P9"/>
        </text:list-item>
        <text:list-item>
          <text:p text:style-name="P9"><text:span text:style-name="xmlc">&lt;table&gt;</text:span> pour les tableaux </text:p>
          <text:list>
            <text:list-item>
              <text:p text:style-name="P9"><text:span text:style-name="xmlc">@rows @cols</text:span> pour le nombre de colonnes et lignes </text:p>
            </text:list-item>
          </text:list>
        </text:list-item>
      </text:list>
      <text:p text:style-name="Text_20_body"><text:span text:style-name="xmlc"/></text:p>
      <text:p text:style-name="Text_20_body"><text:span text:style-name="xmlc">table/</text:span></text:p>
      <text:p text:style-name="Text_20_body"><text:span text:style-name="xmlc">&lt;head&gt;</text:span> pour le titre d'un tableau</text:p>
      <text:p text:style-name="Text_20_body"><text:span text:style-name="xmlc">&lt;row&gt;</text:span> <text:s/>pour une ligne d'un tableau</text:p>
      <text:list xml:id="list113386562328296259" text:style-name="L17">
        <text:list-item>
          <text:p text:style-name="P10"><text:span text:style-name="xmlc">@role</text:span> pour le type d'information contenu dans une ligne</text:p>
        </text:list-item>
      </text:list>
      <text:p text:style-name="Text_20_body"><text:span text:style-name="xmlc">&lt;cell&gt;</text:span> pour une cellule d'un tableau</text:p>
      <text:list xml:id="list29772368" text:continue-numbering="true" text:style-name="L17">
        <text:list-item>
          <text:p text:style-name="P10"><text:span text:style-name="xmlc">@role</text:span> pour le type d'information contenu dans une cellule</text:p>
        </text:list-item>
      </text:list>
      <text:p text:style-name="Text_20_body"/>
      <text:p text:style-name="Text_20_body"/>
      <text:list xml:id="list29764657" text:continue-numbering="true" text:style-name="L17">
        <text:list-item>
          <text:p text:style-name="P10"><text:span text:style-name="xmlc">&lt;notatedMusic&gt;</text:span> <text:s/>pour encoder des notes de musique</text:p>
        </text:list-item>
      </text:list>
      <text:p text:style-name="Standard"><text:span text:style-name="xmlc"/></text:p>
      <text:p text:style-name="Standard"><text:span text:style-name="xmlc">notatedMusic/</text:span></text:p>
      <text:p text:style-name="Standard"><text:span text:style-name="xmlc"/></text:p>
      <text:list xml:id="list2226762697334896692" text:style-name="L18">
        <text:list-item>
          <text:p text:style-name="P33"><text:span text:style-name="xmlc">&lt;graphic&gt; <text:s/></text:span>pour relier les notes de musique à une image </text:p>
        </text:list-item>
      </text:list>
      <text:list xml:id="list3721448606623868206" text:style-name="L19">
        <text:list-item>
          <text:list>
            <text:list-item>
              <text:p text:style-name="P34"><text:soft-page-break/><text:span text:style-name="xmlc">@url </text:span>[obligatoire]<text:span text:style-name="xmlc"> </text:span>pour renvoyer vers une image de ces notes de musiques</text:p>
            </text:list-item>
          </text:list>
        </text:list-item>
      </text:list>
      <text:p text:style-name="Standard"/>
      <text:list xml:id="list29777680" text:continue-numbering="true" text:style-name="L19">
        <text:list-item>
          <text:p text:style-name="P34"><text:span text:style-name="xmlc">&lt;desc&gt; </text:span>pour décrire la partition musicale </text:p>
        </text:list-item>
      </text:list>
      <text:p text:style-name="Standard"/>
      <text:p text:style-name="Standard">Ex.<text:span text:style-name="xmlc"> &lt;notatedMusic&gt;&lt;graphic url= "image.jpg "/&gt;&lt;desc&gt;description&lt;/desc&gt; &lt;/notatedMusic&gt;</text:span></text:p>
      <text:h text:style-name="Heading_20_3" text:outline-level="3"/>
      <text:h text:style-name="Heading_20_2" text:outline-level="2">balises de transcription</text:h>
      <text:p text:style-name="Text_20_body"/>
      <text:p text:style-name="Text_20_body"><text:span text:style-name="xmlc">div/p/</text:span></text:p>
      <text:p text:style-name="Text_20_body"><text:span text:style-name="xmlc">div/</text:span></text:p>
      <text:list xml:id="list4186705862865236557" text:style-name="L20">
        <text:list-item>
          <text:p text:style-name="P11"><text:span text:style-name="xmlc">&lt;lb&gt;</text:span> pour les sauts de ligne, version diplomatique du texte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pan text:style-name="xmlc">div/p/</text:span></text:p>
      <text:list xml:id="list1367274362119823205" text:style-name="L21">
        <text:list-item>
          <text:p text:style-name="P35"><text:span text:style-name="xmlc">&lt;gap&gt;</text:span> <text:s/>pour une omission soit pour raisons éditoriales soit en raison de la dégradation du document</text:p>
          <text:list>
            <text:list-item>
              <text:p text:style-name="P35"><text:span text:style-name="xmlc">@reason</text:span> donne la raison de l'omission</text:p>
              <text:list>
                <text:list-item>
                  <text:p text:style-name="P35">valeurs possibles: <text:span text:style-name="xmlc">" cancelled "</text:span> (râturé, biffé) |<text:span text:style-name="xmlc">" editorial "</text:span> (choix éditoriaux) | <text:span text:style-name="xmlc">" illigible "</text:span> (illisible) | <text:span text:style-name="xmlc">" irrevelant "</text:span> (non pertinent) | <text:span text:style-name="xmlc">" sampling "</text:span> (échantillonnage)</text:p>
                  <text:p text:style-name="P35"/>
                </text:list-item>
              </text:list>
            </text:list-item>
            <text:list-item>
              <text:p text:style-name="P35"><text:span text:style-name="xmlc">@unit</text:span> [obligatoire si <text:span text:style-name="xmlc">@quantity</text:span> utilisé] pour préciser la mesure </text:p>
              <text:list>
                <text:list-item>
                  <text:p text:style-name="P35">valeurs possibles: <text:span text:style-name="xmlc">" cm " | " mm " | "line " | "chars " </text:span>(caractères) | <text:span text:style-name="xmlc">"page"</text:span> | <text:span text:style-name="xmlc">" in "</text:span> (pouces)</text:p>
                </text:list-item>
              </text:list>
            </text:list-item>
            <text:list-item>
              <text:p text:style-name="P35"><text:span text:style-name="xmlc">@quantity</text:span> [obligatoire si <text:span text:style-name="xmlc">@unit</text:span> utilisé] spécifie la quantité</text:p>
            </text:list-item>
          </text:list>
        </text:list-item>
      </text:list>
      <text:p text:style-name="Standard"/>
      <text:p text:style-name="Standard">si @quantity est utilisé, @unit est obligatoire, réciproquement si @unit est utilisé @quantity obligatoire </text:p>
      <text:p text:style-name="Standard"/>
      <text:p text:style-name="Text_20_body"/>
      <text:p text:style-name="Text_20_body"/>
      <text:list xml:id="list29784352" text:continue-list="list4186705862865236557" text:style-name="L20">
        <text:list-item>
          <text:p text:style-name="P36"><text:span text:style-name="xmlc">&lt;unclear&gt;</text:span> <text:s/>contient un mot, une expression ou bien un passage qui ne peut être transcrit avec certitude parce qu'il est illisible dans la source</text:p>
          <text:list>
            <text:list-item>
              <text:p text:style-name="P36"><text:span text:style-name="xmlc">@reason</text:span></text:p>
              <text:list>
                <text:list-item>
                  <text:p text:style-name="P36">valeurs possibles: <text:span text:style-name="xmlc">" illegible " (illisible)| " faded " (délavé) | " background_noise " <text:s/>(bruit de fond) | " eccentric_ductus " </text:span></text:p>
                </text:list-item>
              </text:list>
            </text:list-item>
            <text:list-item>
              <text:p text:style-name="P36"><text:span text:style-name="xmlc">@resp</text:span> <text:s/>indique agent responsable de l'intervention ou de l'interprétation pour la date</text:p>
              <text:list>
                <text:list-item>
                  <text:list>
                    <text:list-item>
                      <text:p text:style-name="P36">valeurs possibles  </text:p>
                      <text:list>
                        <text:list-item>
                          <text:p text:style-name="P36"><text:span text:style-name="xmlc">"author" </text:span><text:s/>l'auteur de la lettre lui-même </text:p>
                        </text:list-item>
                        <text:list-item>
                          <text:p text:style-name="P36"><text:span text:style-name="xmlc">"editor" </text:span>les éditeurs de la correspondance </text:p>
                        </text:list-item>
                        <text:list-item>
                          <text:p text:style-name="P36"><text:span text:style-name="xmlc">"posterior" </text:span>une institution de conservation des docume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<text:span text:style-name="xmlc">@cert </text:span><text:s/><text:tab/>donne le degré de certitude associé à l'intervention ou à l'interprétation de l'éditeur ou transcripteur </text:p>
              <text:list>
                <text:list-item>
                  <text:p text:style-name="P36">valeurs possibles <text:span text:style-name="xmlc">: </text:span><text:span text:style-name="xmlc">"high" | "medium" | "low"</text:span></text:p>
                </text:list-item>
              </text:list>
            </text:list-item>
          </text:list>
        </text:list-item>
      </text:list>
      <text:p text:style-name="Standard"><text:soft-page-break/></text:p>
      <text:p text:style-name="Standard"/>
      <text:list xml:id="list29761119" text:continue-numbering="true" text:style-name="L20">
        <text:list-item>
          <text:p text:style-name="P36"><text:span text:style-name="xmlc">&lt;supplied&gt; </text:span>pour encoder du texte restitué par l'auteur de la transcription ou l'éditeur</text:p>
          <text:list>
            <text:list-item>
              <text:p text:style-name="P36"><text:span text:style-name="xmlc">@reason</text:span> <text:s/>donne la raison de la restitution du texte ; exemple reliure cachant un mot, passage ; l'éditeur peut alors prendre la responsabilité de le restituer</text:p>
            </text:list-item>
            <text:list-item>
              <text:p text:style-name="P36"><text:span text:style-name="xmlc">@resp</text:span> <text:s/>indique agent responsable de l'intervention ou de l'interprétation pour la date</text:p>
              <text:list>
                <text:list-item>
                  <text:list>
                    <text:list-item>
                      <text:p text:style-name="P36">valeurs possibles  </text:p>
                      <text:list>
                        <text:list-item>
                          <text:p text:style-name="P36"><text:span text:style-name="xmlc">"author" </text:span><text:s/>l'auteur de la lettre lui-même </text:p>
                        </text:list-item>
                        <text:list-item>
                          <text:p text:style-name="P36"><text:span text:style-name="xmlc">"editor" </text:span>les éditeurs de la correspondance </text:p>
                        </text:list-item>
                        <text:list-item>
                          <text:p text:style-name="P36"><text:span text:style-name="xmlc">"posterior" </text:span>une institution de conservation des docume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<text:span text:style-name="xmlc">@cert </text:span><text:s/><text:tab/>donne le degré de certitude associé à l'intervention ou à l'interprétation de l'éditeur ou transcripteur </text:p>
              <text:list>
                <text:list-item>
                  <text:p text:style-name="P36">valeurs possibles : <text:span text:style-name="xmlc">"high" | "medium" | "low"</text:span></text:p>
                </text:list-item>
              </text:list>
              <text:p text:style-name="P36"/>
            </text:list-item>
          </text:list>
        </text:list-item>
      </text:list>
      <text:p text:style-name="Standard"/>
      <text:p text:style-name="Standard"/>
      <text:p text:style-name="Standard"/>
      <text:list xml:id="list29782541" text:continue-numbering="true" text:style-name="L20">
        <text:list-item>
          <text:p text:style-name="P36"><text:span text:style-name="xmlc">&lt;del&gt;</text:span> contient une lettre un mot ou un passage supprimé, raturé ou barré</text:p>
        </text:list-item>
      </text:list>
      <text:p text:style-name="Standard"/>
      <text:p text:style-name="Standard"/>
      <text:p text:style-name="Standard"><text:span text:style-name="xmlc">del/</text:span></text:p>
      <text:p text:style-name="Standard">si une partie du passage ou du mot est incertaine pour la transcription, il est possible d'utiliser <text:span text:style-name="xmlc">&lt;unclear&gt; </text:span>dans la balise &lt;del&gt;</text:p>
      <text:p text:style-name="Standard"/>
      <text:p text:style-name="Standard"><text:span text:style-name="xmlc">del/</text:span></text:p>
      <text:p text:style-name="Standard">si une partie du passage ou du mot est impossible à restituer par la transcription, il est possible d'utiliser <text:span text:style-name="xmlc">&lt;gap&gt; </text:span>dans la balise &lt;del&gt;</text:p>
      <text:p text:style-name="Standard"/>
      <text:p text:style-name="Standard"><text:span text:style-name="T3">exemple </text:span>:</text:p>
      <text:p text:style-name="Standard"><text:span text:style-name="xmlc">&lt;del&gt;</text:span> partie barré lisible <text:span text:style-name="xmlc">&lt;unclear&gt;</text:span>partie incertaine<text:span text:style-name="xmlc">&lt;/unclear&gt;&lt;/del&gt;</text:span></text:p>
      <text:p text:style-name="Standard"><text:span text:style-name="xmlc">&lt;del&gt;</text:span> partie barré lisible <text:span text:style-name="xmlc">&lt;gap/&gt;&lt;/del&gt; </text:span>(<text:span text:style-name="xmlc">&lt;gap&gt; </text:span>pour baliser une partie impossible à restituer)</text:p>
      <text:p text:style-name="Standard"/>
      <text:list xml:id="list1713230597781039495" text:style-name="L22">
        <text:list-item>
          <text:p text:style-name="P37"><text:span text:style-name="xmlc">&lt;subst&gt;</text:span> regroupe une partie de texte supprimée et ajoutée dans une même intervention</text:p>
        </text:list-item>
      </text:list>
      <text:p text:style-name="Standard"/>
      <text:p text:style-name="Standard">il est possible de combiner les balises <text:span text:style-name="xmlc">&lt;del&gt;</text:span> et <text:span text:style-name="xmlc">&lt;add&gt;</text:span> dans une balise <text:span text:style-name="xmlc">&lt;subst&gt;</text:span> pour encoder une partie de texte supprimée et la partie rajoutée dans une même intervention de l'auteur </text:p>
      <text:p text:style-name="Standard"/>
      <text:p text:style-name="Standard">exemple :</text:p>
      <text:p text:style-name="Standard"><text:span text:style-name="xmlc">&lt;subst&gt;&lt;del&gt;</text:span>partie supprimée<text:span text:style-name="xmlc">&lt;/del&gt; &lt;add&gt;</text:span>partie ajoutée<text:span text:style-name="xmlc">&lt;/add&gt;&lt;/subst&gt;</text:span></text:p>
      <text:p text:style-name="Standard"/>
      <text:p text:style-name="Standard"/>
      <text:list xml:id="list29758382" text:continue-list="list29782541" text:style-name="L20">
        <text:list-item>
          <text:p text:style-name="P36"><text:span text:style-name="xmlc">&lt;choice&gt;</text:span> pour des choix éditoriaux concernant la transcription </text:p>
        </text:list-item>
      </text:list>
      <text:p text:style-name="Standard"/>
      <text:p text:style-name="Standard"/>
      <text:p text:style-name="Standard">types d'interventions <text:span text:style-name="xmlc">choice/</text:span> :</text:p>
      <text:p text:style-name="Standard"/>
      <text:p text:style-name="Standard"><text:span text:style-name="xmlc">choice/</text:span></text:p>
      <text:p text:style-name="Standard"/>
      <text:h text:style-name="Heading_20_3" text:outline-level="3">abréviation</text:h>
      <text:p text:style-name="Standard"/>
      <text:list xml:id="list8893413901828999853" text:style-name="L23">
        <text:list-item>
          <text:p text:style-name="P38"><text:soft-page-break/><text:span text:style-name="xmlc">&lt;abbr&gt;</text:span> pour la partie sous forme d'abréviation</text:p>
        </text:list-item>
        <text:list-item>
          <text:p text:style-name="P38"><text:span text:style-name="xmlc">&lt;expan&gt;</text:span> pour le contenu de l'abréviation </text:p>
          <text:list>
            <text:list-item>
              <text:p text:style-name="P38"><text:span text:style-name="xmlc">&lt;ex&gt;</text:span> pour l'ajout éditorial complétant l'abréviation </text:p>
            </text:list-item>
          </text:list>
        </text:list-item>
      </text:list>
      <text:p text:style-name="Standard"/>
      <text:p text:style-name="Standard">[les trois obligatoires]</text:p>
      <text:p text:style-name="Standard"/>
      <text:h text:style-name="Heading_20_3" text:outline-level="3">correction</text:h>
      <text:p text:style-name="Standard"/>
      <text:list xml:id="list1929134653771896250" text:style-name="L24">
        <text:list-item>
          <text:p text:style-name="P39"><text:span text:style-name="xmlc">&lt;sic&gt;</text:span> texte reproduit même si apparemment incorrect</text:p>
        </text:list-item>
        <text:list-item>
          <text:p text:style-name="P39"><text:span text:style-name="xmlc">&lt;corr&gt;</text:span> forme correcte du passage apparemment erroné</text:p>
        </text:list-item>
      </text:list>
      <text:p text:style-name="Standard"/>
      <text:p text:style-name="Standard">[les deux obligatoires]</text:p>
      <text:h text:style-name="Heading_20_3" text:outline-level="3">régularisation</text:h>
      <text:p text:style-name="Standard"/>
      <text:list xml:id="list5383740573554388490" text:style-name="L25">
        <text:list-item>
          <text:p text:style-name="P40"><text:span text:style-name="xmlc">&lt;orig&gt;</text:span> partie qui n'est pas régularisée ou normalisée</text:p>
        </text:list-item>
        <text:list-item>
          <text:p text:style-name="P40"><text:span text:style-name="xmlc">&lt;reg&gt;</text:span> texte qui a été régularisé (majuscules, ponctuations impropres...)</text:p>
        </text:list-item>
      </text:list>
      <text:p text:style-name="Standard"/>
      <text:p text:style-name="Standard">[les deux obligatoires]</text:p>
      <text:p text:style-name="Standard"/>
      <text:h text:style-name="Heading_20_2" text:outline-level="2"><text:span text:style-name="T1">Autres </text:span>balises corps de texte</text:h>
      <text:p text:style-name="Text_20_body"/>
      <text:p text:style-name="Standard"><text:span text:style-name="xmlc">div/</text:span></text:p>
      <text:p text:style-name="Standard"><text:span text:style-name="xmlc">div/p/</text:span></text:p>
      <text:p text:style-name="Standard"><text:span text:style-name="xmlc"/></text:p>
      <text:list xml:id="list4129322074673891799" text:style-name="L26">
        <text:list-item>
          <text:p text:style-name="P41"><text:span text:style-name="xmlc">&lt;pb&gt; <text:s/></text:span>pour dénombrer et délimiter les pages, et mettre une image en confrontation avec la version de lecture/ou de transcription </text:p>
          <text:list>
            <text:list-item>
              <text:p text:style-name="P41"><text:span text:style-name="xmlc">@xml:id </text:span></text:p>
            </text:list-item>
            <text:list-item>
              <text:p text:style-name="P41"><text:span text:style-name="xmlc">@n</text:span> pour le numéro de page </text:p>
            </text:list-item>
            <text:list-item>
              <text:p text:style-name="P41"><text:span text:style-name="xmlc">@facs</text:span> pour l'image de la page </text:p>
            </text:list-item>
          </text:list>
        </text:list-item>
      </text:list>
      <text:p text:style-name="Standard"><text:span text:style-name="xml"/></text:p>
      <text:p text:style-name="xml"><text:span text:style-name="xml"/></text:p>
      <text:p text:style-name="Standard"><text:span text:style-name="xmlc">div/</text:span></text:p>
      <text:list xml:id="list5590342550614456460" text:style-name="L27">
        <text:list-item>
          <text:p text:style-name="P15"><text:span text:style-name="xmlc">&lt;head&gt;</text:span> <text:s/>pour un titre intégré dans le contenu d'une lettre par l'auteur</text:p>
          <text:list>
            <text:list-item>
              <text:p text:style-name="P15"><text:span text:style-name="xmlc">@type</text:span></text:p>
              <text:list>
                <text:list-item>
                  <text:p text:style-name="P15">valeur possibles:</text:p>
                  <text:p text:style-name="P42">- <text:span text:style-name="xmlc">"object"</text:span> <text:s/>pour baliser l'objet d'une lettre, " objet : rendez-vous... "</text:p>
                  <text:p text:style-name="P15">- <text:span text:style-name="xmlc">" title "</text:span> pour baliser un titre intégré par l'auteur dans le texte de la lettre</text:p>
                </text:list-item>
              </text:list>
            </text:list-item>
          </text:list>
        </text:list-item>
      </text:list>
      <text:p text:style-name="xml"/>
      <text:p text:style-name="Standard"><text:span text:style-name="xmlc"/></text:p>
      <text:p text:style-name="Standard"><text:span text:style-name="xmlc"><text:s text:c="2"/></text:span></text:p>
      <text:p text:style-name="Standard"><text:span text:style-name="xmlc">div/p/</text:span></text:p>
      <text:p text:style-name="Standard"><text:span text:style-name="xmlc"/></text:p>
      <text:list xml:id="list29778951" text:continue-list="list530525399440290257" text:style-name="L14">
        <text:list-item>
          <text:p text:style-name="P30"><text:span text:style-name="xmlc">&lt;cit&gt;</text:span> <text:s/>pour les citations bibliographiques</text:p>
        </text:list-item>
      </text:list>
      <text:p text:style-name="Standard"><text:span text:style-name="xmlc"/></text:p>
      <text:p text:style-name="Standard"><text:span text:style-name="xmlc"/></text:p>
      <text:p text:style-name="Standard"><text:span text:style-name="xmlc">cit/</text:span></text:p>
      <text:p text:style-name="Standard"><text:span text:style-name="xmlc"/></text:p>
      <text:list xml:id="list1086648550759662292" text:style-name="L28">
        <text:list-item>
          <text:p text:style-name="P43"><text:span text:style-name="xmlc">&lt;quote&gt;</text:span> [obligatoire] pour le texte de la citation</text:p>
        </text:list-item>
        <text:list-item>
          <text:p text:style-name="P43"><text:soft-page-break/><text:span text:style-name="xmlc">&lt;bibl&gt;</text:span> pour préciser la référence de la citation</text:p>
          <text:list>
            <text:list-item>
              <text:p text:style-name="P43"><text:span text:style-name="xmlc">@source </text:span>pour une référence externe vers l’œuvre dont est tirée la citation</text:p>
            </text:list-item>
            <text:list-item>
              <text:p text:style-name="P43"><text:span text:style-name="xmlc">@xml:id</text:span></text:p>
            </text:list-item>
          </text:list>
        </text:list-item>
      </text:list>
      <text:p text:style-name="Standard"><text:span text:style-name="xmlc"/></text:p>
      <text:p text:style-name="Standard"/>
      <text:p text:style-name="Standard">Ex. <text:span text:style-name="xmlc">&lt;cit&gt;&lt;quote&gt;</text:span>citation dans le texte<text:span text:style-name="xmlc">&lt;/quote&gt;&lt;bibl&gt;</text:span>référence bibliographique<text:span text:style-name="xmlc">&lt;/bibl&gt;&lt;/cit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642982450871943385" text:style-name="L29">
        <text:list-item>
          <text:p text:style-name="P44"><text:span text:style-name="xmlc">&lt;hi&gt;</text:span> <text:s/>pour baliser un mot ou une expression qui se distinguent graphiquement dans le texte</text:p>
          <text:list>
            <text:list-item>
              <text:p text:style-name="P44"><text:span text:style-name="xmlc">@rend</text:span> indique comment l'élément en question a été rendu ou présenté dans le texte </text:p>
              <text:list>
                <text:list-item>
                  <text:p text:style-name="P44">valeurs suggérées : </text:p>
                  <text:p text:style-name="P44">- <text:span text:style-name="xmlc">"i"</text:span> italique</text:p>
                  <text:p text:style-name="P16">- <text:span text:style-name="xmlc">"b"</text:span> gras</text:p>
                  <text:p text:style-name="P44">- <text:span text:style-name="xmlc">"u"</text:span> souligné</text:p>
                  <text:p text:style-name="P16">- <text:span text:style-name="xmlc">"sub"</text:span> indice</text:p>
                  <text:p text:style-name="P16">- <text:span text:style-name="xmlc">"sup"</text:span> exposant</text:p>
                </text:list-item>
              </text:list>
            </text:list-item>
          </text:list>
        </text:list-item>
      </text:list>
      <text:p text:style-name="xml"/>
      <text:p text:style-name="xml"/>
      <text:p text:style-name="Standard"/>
      <text:p text:style-name="Standard"/>
      <text:list xml:id="list29782479" text:continue-numbering="true" text:style-name="L29">
        <text:list-item>
          <text:p text:style-name="P44"><text:span text:style-name="xmlc">&lt;list&gt;</text:span> pour baliser une liste</text:p>
          <text:list>
            <text:list-item>
              <text:p text:style-name="P44"><text:span text:style-name="xmlc">&lt;item&gt;</text:span> contient un composant de liste </text:p>
            </text:list-item>
          </text:list>
        </text:list-item>
      </text:list>
      <text:p text:style-name="Standard"/>
      <text:p text:style-name="Standard"/>
      <text:list xml:id="list6155902273841155409" text:style-name="L30">
        <text:list-header>
          <text:p text:style-name="P45"/>
        </text:list-header>
      </text:list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4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xml" style:family="paragraph" style:parent-style-name="Standard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xmlc" style:family="text" style:parent-style-name="Source_20_Text">
      <style:text-properties style:font-name="Times New Roman2" fo:font-size="10pt" fo:font-style="italic" style:font-name-asian="NSimSun" style:font-name-complex="Courier New"/>
    </style:style>
    <style:style style:name="xml" style:family="text">
      <style:text-properties fo:font-size="10pt" fo:font-style="italic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 N</meta:initial-creator>
    <meta:creation-date>2019-07-22T09:37:21.44</meta:creation-date>
    <dc:date>2019-09-18T09:56:48.85</dc:date>
    <dc:creator>Luc N</dc:creator>
    <meta:editing-duration>P2DT5H28M33S</meta:editing-duration>
    <meta:editing-cycles>195</meta:editing-cycles>
    <meta:generator>OpenOffice/4.1.3$Win32 OpenOffice.org_project/413m1$Build-9783</meta:generator>
    <meta:document-statistic meta:table-count="0" meta:image-count="0" meta:object-count="0" meta:page-count="10" meta:paragraph-count="249" meta:word-count="2128" meta:character-count="12529"/>
  </office:meta>
</office:document-meta>
</file>